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 Spell Damage</text:p>
      <text:p text:style-name="Standard">Just prior to applying the changes to the 'Affected Character Attributes' (as specified in the spelleditor's 'Spell Properties' dialog', we search for a hook named 'ComputeSpellDamage'. <text:s text:c="2"/>We search three places for this hook (in this order):</text:p>
      <text:list xml:id="list39476913" text:style-name="L1">
        <text:list-item>
          <text:p text:style-name="P2">The Spell itself</text:p>
        </text:list-item>
        <text:list-item>
          <text:p text:style-name="P2">The Monster-Type of the combatant being affected. (if it is a monster)</text:p>
        </text:list-item>
        <text:list-item>
          <text:p text:style-name="P2">The Target Combatant.</text:p>
        </text:list-item>
        <text:list-item>
          <text:p text:style-name="P2">The Attacker Character</text:p>
        </text:list-item>
        <text:list-item>
          <text:p text:style-name="P2">The Target Character</text:p>
        </text:list-item>
      </text:list>
      <text:p text:style-name="Standard"/>
      <text:p text:style-name="Standard">We set hook parameter[0] to the empty string. <text:s/>Then each script is called in the order listed above. Each script can examine hook parameter[0]. <text:s/>The return value from each script replaces hook parameter[0].</text:p>
      <text:p text:style-name="Standard">Each script that returns a valid numeric value for the adjustment will override any previous value.</text:p>
      <text:p text:style-name="Standard"/>
      <text:p text:style-name="Standard"/>
      <text:p text:style-name="Heading">Parameters</text:p>
      <text:p text:style-name="Standard">Hook parameter 5 contains the damage as computed by the engine.</text:p>
      <text:p text:style-name="Standard">Hook parameter 6 contains the name of the attribute being adjusted. <text:s/>Example:”$CHAR_HITPOINTS”</text:p>
      <text:p text:style-name="Standard"/>
      <text:p text:style-name="Heading">Context</text:p>
      <text:p text:style-name="Standard">Attacker Character – $AttackerContext()</text:p>
      <text:p text:style-name="Standard">Target Character <text:s/>--- <text:s/>$TargetContext()</text:p>
      <text:p text:style-name="Standard">Spell --- <text:s/>$SpellContex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2:16.72</meta:creation-date>
    <meta:generator>OpenOffice.org/3.2$Win32 OpenOffice.org_project/320m18$Build-9502</meta:generator>
    <dc:date>2012-08-14T19:35:52.24</dc:date>
    <dc:creator>Paul Stevens</dc:creator>
    <meta:editing-duration>PT00H42M26S</meta:editing-duration>
    <meta:editing-cycles>9</meta:editing-cycles>
    <meta:document-statistic meta:table-count="0" meta:image-count="0" meta:object-count="0" meta:page-count="1" meta:paragraph-count="16" meta:word-count="153" meta:character-count="1003"/>
  </office:meta>
</office:document-meta>
</file>